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Gentium Plus" svg:font-family="'Gentium Plus'" style:font-adornments="Regular" style:font-pitch="variable"/>
    <style:font-face style:name="Ubuntu Medium" svg:font-family="'Ubuntu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Quotations">
      <style:text-properties fo:language="hu" fo:country="HU"/>
    </style:style>
    <style:style style:name="P2" style:family="paragraph" style:parent-style-name="Quotations">
      <style:paragraph-properties>
        <style:tab-stops>
          <style:tab-stop style:position="14.801cm" style:type="right"/>
        </style:tab-stops>
      </style:paragraph-properties>
      <style:text-properties fo:language="hu" fo:country="HU"/>
    </style:style>
    <style:style style:name="P3" style:family="paragraph" style:parent-style-name="Quotations">
      <style:paragraph-properties fo:text-align="justify" style:justify-single-word="false">
        <style:tab-stops>
          <style:tab-stop style:position="14.801cm" style:type="right"/>
        </style:tab-stops>
      </style:paragraph-properties>
      <style:text-properties fo:language="hu" fo:country="HU"/>
    </style:style>
    <style:style style:name="P4" style:family="paragraph" style:parent-style-name="Translation">
      <style:text-properties fo:language="hu" fo:country="HU"/>
    </style:style>
    <style:style style:name="P5" style:family="paragraph" style:parent-style-name="Standard">
      <style:text-properties fo:language="hu" fo:country="HU"/>
    </style:style>
    <style:style style:name="P6" style:family="paragraph" style:parent-style-name="Standard">
      <style:paragraph-properties>
        <style:tab-stops>
          <style:tab-stop style:position="11.889cm" style:type="right"/>
        </style:tab-stops>
      </style:paragraph-properties>
      <style:text-properties fo:language="hu" fo:country="HU"/>
    </style:style>
    <style:style style:name="P7" style:family="paragraph" style:parent-style-name="Standard">
      <style:text-properties fo:language="hu" fo:country="HU" officeooo:paragraph-rsid="00117bca"/>
    </style:style>
    <style:style style:name="P8" style:family="paragraph" style:parent-style-name="Standard">
      <style:text-properties fo:language="hu" fo:country="HU" officeooo:rsid="00106782" officeooo:paragraph-rsid="0013a870"/>
    </style:style>
    <style:style style:name="P9" style:family="paragraph" style:parent-style-name="Standard">
      <style:paragraph-properties fo:text-align="end" style:justify-single-word="false"/>
      <style:text-properties fo:font-size="10pt" fo:language="hu" fo:country="HU" officeooo:rsid="0011c402" officeooo:paragraph-rsid="0011c402" style:font-size-asian="10pt" style:font-size-complex="10pt"/>
    </style:style>
    <style:style style:name="P10" style:family="paragraph" style:parent-style-name="Standard">
      <style:paragraph-properties fo:margin-top="0.4cm" fo:margin-bottom="0.199cm" loext:contextual-spacing="false"/>
      <style:text-properties fo:language="hu" fo:country="HU" officeooo:rsid="00106782" officeooo:paragraph-rsid="0013a870"/>
    </style:style>
    <style:style style:name="P11" style:family="paragraph" style:parent-style-name="Standard">
      <style:paragraph-properties fo:margin-top="0.4cm" fo:margin-bottom="0.199cm" loext:contextual-spacing="false"/>
      <style:text-properties fo:language="hu" fo:country="HU" officeooo:rsid="001dc7bf" officeooo:paragraph-rsid="001dc7bf"/>
    </style:style>
    <style:style style:name="P12" style:family="paragraph" style:parent-style-name="Heading_20_3">
      <style:text-properties fo:language="hu" fo:country="HU"/>
    </style:style>
    <style:style style:name="P13" style:family="paragraph" style:parent-style-name="Heading_20_2">
      <style:text-properties fo:language="hu" fo:country="HU" officeooo:rsid="001590b3"/>
    </style:style>
    <style:style style:name="P14" style:family="paragraph" style:parent-style-name="Heading_20_2">
      <style:paragraph-properties fo:break-before="page"/>
      <style:text-properties fo:language="hu" fo:country="HU"/>
    </style:style>
    <style:style style:name="P15" style:family="paragraph" style:parent-style-name="Heading_20_2">
      <style:paragraph-properties fo:margin-top="0.349cm" fo:margin-bottom="0.499cm" loext:contextual-spacing="false" fo:text-align="start" style:justify-single-word="false">
        <style:tab-stops/>
      </style:paragraph-properties>
      <style:text-properties fo:language="hu" fo:country="HU" officeooo:paragraph-rsid="0013a870"/>
    </style:style>
    <style:style style:name="T1" style:family="text">
      <style:text-properties officeooo:rsid="00117bca"/>
    </style:style>
    <style:style style:name="T2" style:family="text">
      <style:text-properties officeooo:rsid="0011c402"/>
    </style:style>
    <style:style style:name="T3" style:family="text">
      <style:text-properties fo:font-style="italic" officeooo:rsid="0011c402" style:font-style-asian="italic" style:font-style-complex="italic"/>
    </style:style>
    <style:style style:name="T4" style:family="text">
      <style:text-properties fo:font-style="italic" officeooo:rsid="001590b3" style:font-style-asian="italic" style:font-style-complex="italic"/>
    </style:style>
    <style:style style:name="T5" style:family="text">
      <style:text-properties fo:font-style="italic" officeooo:rsid="0017375d" style:font-style-asian="italic" style:font-style-complex="italic"/>
    </style:style>
    <style:style style:name="T6" style:family="text">
      <style:text-properties officeooo:rsid="0018b340"/>
    </style:style>
    <style:style style:name="T7" style:family="text">
      <style:text-properties officeooo:rsid="0019deea"/>
    </style:style>
    <style:style style:name="T8" style:family="text">
      <style:text-properties officeooo:rsid="001b845a"/>
    </style:style>
    <style:style style:name="T9" style:family="text">
      <style:text-properties officeooo:rsid="001c71e8"/>
    </style:style>
    <style:style style:name="T10" style:family="text">
      <style:text-properties officeooo:rsid="001d0dce"/>
    </style:style>
    <style:style style:name="T11" style:family="text">
      <style:text-properties officeooo:rsid="001dc7bf"/>
    </style:style>
    <style:style style:name="T12" style:family="text">
      <style:text-properties officeooo:rsid="00106782"/>
    </style:style>
    <style:style style:name="T13" style:family="text">
      <style:text-properties officeooo:rsid="001f088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535*" fo:start-indent="0cm" fo:end-indent="0.249cm"/>
          <style:column style:rel-width="4537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Válogatott Idézetek</text:h>
      <text:p text:style-name="P5"/>
      <text:p text:style-name="P1">A szív irányítja a <text:span text:style-name="T6">lét minden állapotát</text:span>, felettük áll, azok<text:line-break/>belőle származnak. A gonosz szívvel cselekvő,<text:line-break/>gonoszan beszélő embert úgy követi a szenvedés,<text:line-break/>mint kocsi elé fogott ökröt a kerék.</text:p>
      <text:p text:style-name="P2">A szív irányítja a <text:span text:style-name="T6">lét minden állapotát</text:span>, felettük áll, azok<text:line-break/>belőle származnak. A tiszta szívvel cselekvő,<text:line-break/>tiszta szívvel beszélő ember nyomában boldogság jár,<text:line-break/>mely éppúgy elválaszthatatlan tőle, mint az árnyék.<text:tab/><text:span text:style-name="T4">(Dhp 1-2)</text:span></text:p>
      <text:p text:style-name="P1">Éberség az örök élet lakóhelye, hiánya a halálé.<text:line-break/>Aki éber, nem hal meg.<text:line-break/>Aki nemtörődöm módon él,<text:line-break/>mintha már meg is halt volna.</text:p>
      <text:p text:style-name="P1">A bölcsek, világosan megértvén<text:line-break/>ezt az éberséget, örömüket lelik benne,<text:line-break/>és a nemes emberek menedékének<text:line-break/>boldogságában élnek.</text:p>
      <text:p text:style-name="P2">Ezeket a rettenthetetlen, szüntelenül<text:line-break/>meditációba mélyedt, állhatatos bölcseket<text:line-break/>megérinti a megszentelődés<text:line-break/>felülmúlhatatlan békéje, elérik a Nirvánát.<text:tab/><text:span text:style-name="T4">(Dhp 21-23)</text:span></text:p>
      <text:p text:style-name="P2">Elkerülni minden rosszat,<text:line-break/>de a jót tenni szüntelen,<text:line-break/><text:span text:style-name="T6">s</text:span> megtisztítani az elmét.<text:line-break/>Ez a Buddhák örök tana.<text:tab/><text:span text:style-name="T4">(Dhp 183)</text:span></text:p>
      <text:p text:style-name="P3">Gótamí, a<text:span text:style-name="T6">miről felismered</text:span>, hogy »<text:span text:style-name="T9">Ez</text:span> szenvedélymentességhez vezet és nem szenvedélyhez, szabadsághoz és nem béklyókhoz, elengedéshez és nem felhalmozáshoz, <text:span text:style-name="T7">kevés igényhez</text:span> és nem <text:span text:style-name="T7">sok igényhez</text:span>, elégedettséghez és nem elégedetlenséghez, visszavonultsághoz és nem <text:span text:style-name="T8">zsúfoltsághoz</text:span>, <text:span text:style-name="T8">lendületes</text:span> kitartáshoz és nem lustasághoz, <text:span text:style-name="T8">könnyen elláthatósághoz és nem nehezen elláthatósághoz</text:span>,« ezekről megállapíthatod, hogy »Ez a Dhamma, ez a Vina<text:span text:style-name="T9">y</text:span>a, ez a Tanító útmutatása.«<text:tab/><text:span text:style-name="T4">(AN 8.53)</text:span></text:p>
      <text:p text:style-name="P5"/>
      <text:p text:style-name="P1"><text:soft-page-break/>Szent helyre, ligetbe, fákhoz,<text:line-break/>vadonba és hegyek közé<text:line-break/>futnak félelmükben<text:line-break/>menedéket lelni az emberek.</text:p>
      <text:p text:style-name="P1">De egyik sem biztos menedék,<text:line-break/>egyik sem a legfőbb menedék;<text:line-break/>aki bennük keres menedéket,<text:line-break/>nem szabadul meg a szenvedéstől.</text:p>
      <text:p text:style-name="P1">Aki a Buddhában, a Tanban<text:line-break/>s a Közösségben lel menedékre,<text:line-break/>az teljesre tárult tudással éli<text:line-break/>a Négy Nemes Igazságot!</text:p>
      <text:p text:style-name="P1">A szenvedés igazságát, a szenvedés okának igazságát,<text:line-break/>a szenvedés <text:span text:style-name="T9">megszűnésének</text:span> igazságát,<text:line-break/>és a szenvedés <text:span text:style-name="T9">megszűnéséhez</text:span> vezető<text:line-break/>Nemes Nyolcas Út igazságát!</text:p>
      <text:p text:style-name="P2">Ez a biztos menedék,<text:line-break/>ez a legfőbb menedék,<text:line-break/>aki rátalál, minden szenvedéstől<text:line-break/>megszabadul.<text:tab/><text:span text:style-name="T5">(Dhp 188-192)</text:span></text:p>
      <text:p text:style-name="P9"/>
      <text:h text:style-name="P15" text:outline-level="2">További Információ</text:h>
      <text:section text:style-name="Sect1" text:name="Section1">
        <text:p text:style-name="P10">Théraváda Buddhista Közösség Sopron<text:line-break/>Wesselény utca 12. Sopron<text:line-break/><text:a xlink:type="simple" xlink:href="mailto:theravada.sopron@gmail.com" text:style-name="Internet_20_link" text:visited-style-name="Visited_20_Internet_20_Link">theravada.sopron@gmail.com</text:a></text:p>
        <text:p text:style-name="P8">A gyakorlásokat a soproni Tusita Tusita Buddhista Meditációs Központban tartjuk, <text:span text:style-name="T10">kéthetente hétfőnként 18:00 órakor.</text:span></text:p>
      </text:section>
      <text:p text:style-name="P10">Dhammapada Alapítvány <text:span text:style-name="T11">és Dhammadípa Elvonulási Központ<text:line-break/></text:span><text:a xlink:type="simple" xlink:href="http://dhammapada.hu/" text:style-name="Internet_20_link" text:visited-style-name="Visited_20_Internet_20_Link">http://dhammapada.hu/</text:a></text:p>
      <text:p text:style-name="P11">Forest Sangha Közösség Nemzetközi Honlapja<text:line-break/><text:span text:style-name="T13">Információ, Dhamma beszédek, ebook könyvek</text:span><text:line-break/><text:a xlink:type="simple" xlink:href="https://forestsangha.org/" text:style-name="Internet_20_link" text:visited-style-name="Visited_20_Internet_20_Link"><text:span text:style-name="T12">https://forestsangha.org/</text:span></text:a></text:p>
      <text:p text:style-name="P10"><text:span text:style-name="T11">S</text:span>zutták és más théraváda buddhista tanítások<text:line-break/><text:a xlink:type="simple" xlink:href="http://a-buddha-ujja.hu/" text:style-name="Internet_20_link" text:visited-style-name="Visited_20_Internet_20_Link">http://a-buddha-ujja.hu/</text:a></text:p>
      <text:h text:style-name="P14" text:outline-level="2">A Három Menedék és Öt Fogadalom Menedékvétele</text:h>
      <text:p text:style-name="P4">Három leborulás után, a kezeket añjali-ban tartva, együtt szavaljuk a kérelmet:</text:p>
      <text:p text:style-name="P5">Mayaṃ bhante tisaraṇena saha pañca sīlāni yācāma<text:line-break/>Dutiyampi mayaṃ bhante tisaraṇena saha pañca sīlāni yācāma<text:line-break/>Tatiyampi mayaṃ bhante tisaraṇena saha pañca sīlāni yācāma</text:p>
      <text:p text:style-name="P4">Tiszteletreméltó, kérjük a három menedéket és az öt fogadalmat.<text:line-break/>Tiszteletreméltó, másodszor is kérjük a három menedéket és az öt fogadalmat.<text:line-break/>Tiszteletreméltó, harmadszor is kérjük a három menedéket és az öt fogadalmat.</text:p>
      <text:h text:style-name="P12" text:outline-level="3">A Három Menedék</text:h>
      <text:p text:style-name="P4">Ismételjük a tiszteletreméltó <text:span text:style-name="T2">után:</text:span></text:p>
      <text:p text:style-name="P6">Namo tassa bhagavato arahato sammāsambuddhassa<text:tab/><text:span text:style-name="T3">(háromszor)</text:span></text:p>
      <text:p text:style-name="P4">Tisztelet a méltóságos Magasztosnak, a saját erejéből tökéletesen megvilágosodottnak.</text:p>
      <text:p text:style-name="P5">Buddhaṃ saraṇaṃ gacchāmi<text:line-break/>Dhammaṃ saraṇaṃ gacchāmi<text:line-break/>Saṅghaṃ saraṇaṃ gacchāmi</text:p>
      <text:p text:style-name="P4">Menedékért fordulok a Buddhához,<text:line-break/>menedékért fordulok a Dhammához,<text:line-break/>menedékért fordulok a Szanghához.</text:p>
      <text:p text:style-name="P5">Dutiyampi buddhaṃ saraṇaṃ gacchāmi<text:line-break/>Dutiyampi dhammaṃ saraṇaṃ gacchāmi<text:line-break/>Dutiyampi saṅghaṃ saraṇaṃ gacchāmi</text:p>
      <text:p text:style-name="P4">Másodszor is, …</text:p>
      <text:p text:style-name="P5">Tatiyampi buddhaṃ saraṇaṃ gacchāmi<text:line-break/>Tatiyampi dhammaṃ saraṇaṃ gacchāmi<text:line-break/>Tatiyampi saṅghaṃ saraṇaṃ gacchāmi</text:p>
      <text:p text:style-name="P4">Harmadszor is, …</text:p>
      <text:p text:style-name="P4">A tiszteletreméltó:</text:p>
      <text:p text:style-name="P5"><text:span text:style-name="T1">[</text:span>Tisaraṇa-gamanaṃ niṭṭhitaṃ<text:span text:style-name="T1">]</text:span></text:p>
      <text:p text:style-name="P4">Ezzel a három menedék kérése teljes. Válasz:</text:p>
      <text:p text:style-name="P7">Āma bhante</text:p>
      <text:p text:style-name="P4">Igen, tiszteletreméltó.</text:p>
      <text:h text:style-name="P12" text:outline-level="3"><text:soft-page-break/>Az Öt Fogadalom</text:h>
      <text:p text:style-name="P4">Ismételjük soronként, a tiszteletreméltó után:</text:p>
      <text:p text:style-name="P5"><text:span text:style-name="T1">(1) </text:span>Pāṇātipātā veramaṇī sikkhāpadaṃ samādiyāmi</text:p>
      <text:p text:style-name="P4">Vállalom a fegyelmi képzést, hogy tartózkodom élőlények pusztításától.</text:p>
      <text:p text:style-name="P5"><text:span text:style-name="T1">(2) </text:span>Adinnādānā veramaṇī sikkhāpadaṃ samādiyāmi</text:p>
      <text:p text:style-name="P4">Vállalom a fegyelmi képzést, hogy tartózkodom annak elvételétől, amit nem nekem szántak.</text:p>
      <text:p text:style-name="P5"><text:span text:style-name="T1">(3) </text:span>Kāmesu micchācārā veramaṇī sikkhāpadaṃ samādiyāmi</text:p>
      <text:p text:style-name="P4">Vállalom a fegyelmi képzést, hogy tartózkodom a felelőtlen szexuális viselkedéstől.</text:p>
      <text:p text:style-name="P5"><text:span text:style-name="T1">(4) </text:span>Musāvādā veramaṇī sikkhāpadaṃ samādiyāmi</text:p>
      <text:p text:style-name="P4">Vállalom a fegyelmi képzést, hogy tartózkodom a hamis beszédtől.</text:p>
      <text:p text:style-name="P5"><text:span text:style-name="T1">(5) </text:span>Surāmeraya-majja-pamādaṭṭhānā veramaṇī sikkhāpadaṃ samādiyāmi</text:p>
      <text:p text:style-name="P4">Vállalom a fegyelmi képzést, hogy tartózkodom az elmét eltompító, figyelmetlenséghez és részegséghez vezető szerek és italok fogyasztásától.</text:p>
      <text:p text:style-name="P4">A tiszteletreméltó:</text:p>
      <text:p text:style-name="P5">[Imāni pañca sikkhāpadāni</text:p>
      <text:p text:style-name="P5">Sīlena sugatiṃ yanti</text:p>
      <text:p text:style-name="P5">Sīlena bhogasampadā</text:p>
      <text:p text:style-name="P5">Sīlena nibbutiṃ yanti</text:p>
      <text:p text:style-name="P5">Tasmā sīlaṃ visodhaye]</text:p>
      <text:p text:style-name="P4">Íme, az öt fogadalom.<text:line-break/>Az erény boldog útra visz,<text:line-break/>az erény igaz gazdagsághoz juttat,<text:line-break/><text:span text:style-name="T2">a</text:span>z erény békéhez vezet.<text:line-break/>Legyen ezen erény megtisztított.</text:p>
      <text:p text:style-name="P4">Válasz:</text:p>
      <text:p text:style-name="P5">Sādhu, sādhu, sādhu</text:p>
      <text:p text:style-name="P4">Úgy legyen, úgy legyen, úgy legyen.</text:p>
      <text:p text:style-name="P4">Három leborulá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Gentium Plus" svg:font-family="'Gentium Plus'" style:font-adornments="Regular" style:font-pitch="variable"/>
    <style:font-face style:name="Ubuntu Medium" svg:font-family="'Ubuntu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Unifont" style:font-size-asian="10.5pt" style:language-asian="zxx" style:country-asian="none" style:font-name-complex="Kinnari" style:font-size-complex="16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Unifont" style:font-size-asian="10.5pt" style:language-asian="zxx" style:country-asian="none" style:font-name-complex="Kinnari" style:font-size-complex="16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Gentium Plus" fo:font-family="'Gentium Plus'" style:font-style-name="Regular" style:font-pitch="variable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 Medium" fo:font-family="'Ubuntu Medium'" style:font-style-name="Regular" style:font-pitch="variable" fo:font-size="115%" fo:font-weight="normal" style:font-size-asian="115%" style:font-weight-asian="normal" style:font-size-complex="115%" style:font-weight-complex="bold"/>
    </style:style>
    <style:style style:name="Quotations" style:family="paragraph" style:parent-style-name="Standard" style:class="html">
      <style:paragraph-properties fo:margin-left="1.199cm" fo:margin-right="1.3cm" fo:margin-top="0cm" fo:margin-bottom="0.499cm" loext:contextual-spacing="false" fo:text-indent="0cm" style:auto-text-indent="false">
        <style:tab-stops/>
      </style:paragraph-properties>
    </style:style>
    <style:style style:name="Translation" style:family="paragraph" style:parent-style-name="Text_20_body">
      <style:paragraph-properties fo:margin-left="0.801cm" fo:margin-right="0cm" fo:margin-top="0cm" fo:margin-bottom="0.3cm" loext:contextual-spacing="false" fo:line-height="110%" fo:text-indent="0cm" style:auto-text-indent="false"/>
      <style:text-properties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Ubuntu Medium" fo:font-family="'Ubuntu Medium'" style:font-style-name="Regular" style:font-pitch="variable" fo:font-size="101%" fo:font-weight="normal" style:font-size-asian="101%" style:font-weight-asian="normal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3:55:25.049291458</meta:creation-date>
    <dc:date>2019-06-21T07:03:11.119778967</dc:date>
    <meta:editing-duration>PT35M5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4" meta:paragraph-count="61" meta:word-count="636" meta:character-count="4818" meta:non-whitespace-character-count="4243"/>
  </office:meta>
</office:document-meta>
</file>